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/>
    </style:style>
    <style:style style:name="gr2" style:family="graphic" style:parent-style-name="standard">
      <style:graphic-properties draw:fill="solid" draw:fill-color="#ffff66" draw:textarea-horizontal-align="center" draw:textarea-vertical-align="middle"/>
    </style:style>
    <style:style style:name="gr3" style:family="graphic" style:parent-style-name="standard">
      <style:graphic-properties draw:fill="solid" draw:fill-color="#7da647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6633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color="#ff0000"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1cm" svg:height="12.5cm" svg:x="5cm" svg:y="2cm">
          <text:p/>
        </draw:rect>
        <draw:rect draw:style-name="gr2" draw:text-style-name="P2" draw:layer="layout" svg:width="7.5cm" svg:height="2.5cm" svg:x="5cm" svg:y="15.5cm">
          <text:p text:style-name="P2"><text:span text:style-name="T1">Main loop()</text:span></text:p>
        </draw:rect>
        <draw:ellipse draw:style-name="gr3" draw:text-style-name="P1" draw:layer="layout" svg:width="3cm" svg:height="2cm" svg:x="7cm" svg:y="11cm">
          <text:p text:style-name="P1">Status</text:p>
          <text:p text:style-name="P1">Queue</text:p>
        </draw:ellipse>
        <draw:frame draw:style-name="gr4" draw:text-style-name="P3" draw:layer="layout" svg:width="4.634cm" svg:height="0.899cm" svg:x="3.705cm" svg:y="1.118cm">
          <draw:text-box>
            <text:p text:style-name="P3"><text:span text:style-name="T2">Broker process</text:span></text:p>
          </draw:text-box>
        </draw:frame>
        <draw:frame draw:style-name="gr4" draw:text-style-name="P4" draw:layer="layout" svg:width="1.107cm" svg:height="0.806cm" svg:x="2cm" svg:y="14.5cm">
          <draw:text-box>
            <text:p text:style-name="P4"><text:span text:style-name="T3">(1)</text:span></text:p>
          </draw:text-box>
        </draw:frame>
        <draw:frame draw:style-name="gr4" draw:text-style-name="P5" draw:layer="layout" svg:width="1.471cm" svg:height="0.806cm" svg:x="8.585cm" svg:y="14.5cm">
          <draw:text-box>
            <text:p><text:span text:style-name="T1">get</text:span><text:span text:style-name="T4">()</text:span></text:p>
          </draw:text-box>
        </draw:frame>
        <draw:frame draw:style-name="gr4" draw:text-style-name="P6" draw:layer="layout" svg:width="2.771cm" svg:height="0.806cm" svg:x="2cm" svg:y="4.5cm">
          <draw:text-box>
            <text:p text:style-name="P6"><text:span text:style-name="T1">Get status</text:span></text:p>
          </draw:text-box>
        </draw:frame>
        <draw:line draw:style-name="gr5" draw:text-style-name="P1" draw:layer="layout" svg:x1="6.5cm" svg:y1="5.5cm" svg:x2="1.5cm" svg:y2="5.5cm">
          <text:p/>
        </draw:line>
        <draw:frame draw:style-name="gr4" draw:text-style-name="P6" draw:layer="layout" svg:width="5.895cm" svg:height="0.806cm" svg:x="7cm" svg:y="5cm">
          <draw:text-box>
            <text:p text:style-name="P6"><text:span text:style-name="T1">[list of status to manage]</text:span></text:p>
          </draw:text-box>
        </draw:frame>
        <draw:rect draw:style-name="gr2" draw:text-style-name="P2" draw:layer="layout" svg:width="7.5cm" svg:height="2.5cm" svg:x="16.5cm" svg:y="15.5cm">
          <text:p text:style-name="P2"><text:span text:style-name="T1">Main loop()</text:span></text:p>
        </draw:rect>
        <draw:rect draw:style-name="gr6" draw:text-style-name="P1" draw:layer="layout" svg:width="7.5cm" svg:height="3cm" svg:x="17.5cm" svg:y="2.5cm">
          <text:p text:style-name="P1">Internal</text:p>
          <text:p text:style-name="P1"><text:s/>Module </text:p>
          <text:p text:style-name="P1">like export to MySQL</text:p>
        </draw:rect>
        <draw:line draw:style-name="gr5" draw:text-style-name="P1" draw:layer="layout" svg:x1="5cm" svg:y1="14.5cm" svg:x2="5cm" svg:y2="15.5cm">
          <text:p/>
        </draw:line>
        <draw:frame draw:style-name="gr4" draw:text-style-name="P6" draw:layer="layout" svg:width="2.009cm" svg:height="0.806cm" svg:x="2.703cm" svg:y="14.5cm">
          <draw:text-box>
            <text:p text:style-name="P6"><text:span text:style-name="T1">Spawn</text:span></text:p>
          </draw:text-box>
        </draw:frame>
        <draw:line draw:style-name="gr5" draw:text-style-name="P1" draw:layer="layout" svg:x1="16.5cm" svg:y1="14.5cm" svg:x2="16.5cm" svg:y2="15.5cm">
          <text:p/>
        </draw:line>
        <draw:frame draw:style-name="gr4" draw:text-style-name="P6" draw:layer="layout" svg:width="2.009cm" svg:height="0.806cm" svg:x="14.203cm" svg:y="14.5cm">
          <draw:text-box>
            <text:p text:style-name="P6"><text:span text:style-name="T1">Spawn</text:span></text:p>
          </draw:text-box>
        </draw:frame>
        <draw:ellipse draw:style-name="gr3" draw:text-style-name="P1" draw:layer="layout" svg:width="3cm" svg:height="2cm" svg:x="17.5cm" svg:y="11cm">
          <text:p text:style-name="P1">Status</text:p>
          <text:p text:style-name="P1">Queue</text:p>
        </draw:ellipse>
        <draw:line draw:style-name="gr5" draw:text-style-name="P1" draw:layer="layout" svg:x1="8.5cm" svg:y1="16.5cm" svg:x2="8.5cm" svg:y2="13cm">
          <text:p/>
        </draw:line>
        <draw:frame draw:style-name="gr4" draw:text-style-name="P6" draw:layer="layout" svg:width="1.522cm" svg:height="0.806cm" svg:x="19cm" svg:y="14.5cm">
          <draw:text-box>
            <text:p text:style-name="P6"><text:span text:style-name="T1">get()</text:span></text:p>
          </draw:text-box>
        </draw:frame>
        <draw:line draw:style-name="gr5" draw:text-style-name="P1" draw:layer="layout" svg:x1="19cm" svg:y1="16.5cm" svg:x2="19cm" svg:y2="13cm">
          <text:p/>
        </draw:line>
        <draw:rect draw:style-name="gr6" draw:text-style-name="P1" draw:layer="layout" svg:width="7.5cm" svg:height="3cm" svg:x="17.5cm" svg:y="6.5cm">
          <text:p text:style-name="P1">Internal</text:p>
          <text:p text:style-name="P1"><text:s/>Module </text:p>
          <text:p text:style-name="P1">like export to flat file</text:p>
        </draw:rect>
        <draw:line draw:style-name="gr5" draw:text-style-name="P1" draw:layer="layout" svg:x1="8.5cm" svg:y1="6cm" svg:x2="8.5cm" svg:y2="11cm">
          <text:p/>
        </draw:line>
        <draw:line draw:style-name="gr5" draw:text-style-name="P1" draw:layer="layout" svg:x1="8.5cm" svg:y1="6cm" svg:x2="18cm" svg:y2="11cm">
          <text:p/>
        </draw:line>
        <draw:line draw:style-name="gr5" draw:text-style-name="P1" draw:layer="layout" svg:x1="12cm" svg:y1="5.5cm" svg:x2="17cm" svg:y2="5.5cm">
          <text:p/>
        </draw:line>
        <draw:line draw:style-name="gr5" draw:text-style-name="P1" draw:layer="layout" svg:x1="17cm" svg:y1="5.5cm" svg:x2="17cm" svg:y2="8cm">
          <text:p/>
        </draw:line>
        <draw:frame draw:style-name="gr4" draw:text-style-name="P4" draw:layer="layout" svg:width="1.107cm" svg:height="0.806cm" svg:x="13.393cm" svg:y="14.5cm">
          <draw:text-box>
            <text:p text:style-name="P4"><text:span text:style-name="T3">(1)</text:span></text:p>
          </draw:text-box>
        </draw:frame>
        <draw:frame draw:style-name="gr4" draw:text-style-name="P4" draw:layer="layout" svg:width="1.107cm" svg:height="0.806cm" svg:x="1.194cm" svg:y="4.345cm">
          <draw:text-box>
            <text:p text:style-name="P4"><text:span text:style-name="T3">(2)</text:span></text:p>
          </draw:text-box>
        </draw:frame>
        <draw:frame draw:style-name="gr4" draw:text-style-name="P4" draw:layer="layout" svg:width="1.107cm" svg:height="0.806cm" svg:x="7.393cm" svg:y="9.194cm">
          <draw:text-box>
            <text:p text:style-name="P4"><text:span text:style-name="T3">(3)</text:span></text:p>
          </draw:text-box>
        </draw:frame>
        <draw:frame draw:style-name="gr4" draw:text-style-name="P4" draw:layer="layout" svg:width="1.107cm" svg:height="0.806cm" svg:x="14cm" svg:y="9.5cm">
          <draw:text-box>
            <text:p text:style-name="P4"><text:span text:style-name="T3">(3)</text:span></text:p>
          </draw:text-box>
        </draw:frame>
        <draw:frame draw:style-name="gr4" draw:text-style-name="P4" draw:layer="layout" svg:width="1.107cm" svg:height="0.806cm" svg:x="14.393cm" svg:y="4.694cm">
          <draw:text-box>
            <text:p text:style-name="P4"><text:span text:style-name="T3">(4)</text:span></text:p>
          </draw:text-box>
        </draw:frame>
        <draw:frame draw:style-name="gr4" draw:text-style-name="P4" draw:layer="layout" svg:width="1.107cm" svg:height="0.806cm" svg:x="13.893cm" svg:y="6.694cm">
          <draw:text-box>
            <text:p text:style-name="P4"><text:span text:style-name="T3">(5)</text:span></text:p>
          </draw:text-box>
        </draw:frame>
        <draw:custom-shape draw:style-name="gr7" draw:text-style-name="P1" draw:layer="layout" svg:width="1.5cm" svg:height="2cm" svg:x="26.5cm" svg:y="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25cm" svg:y1="4cm" svg:x2="26.5cm" svg:y2="4cm">
          <text:p/>
        </draw:line>
        <draw:frame draw:style-name="gr4" draw:text-style-name="P6" draw:layer="layout" svg:width="1.598cm" svg:height="0.806cm" svg:x="26.5cm" svg:y="5.275cm">
          <draw:text-box>
            <text:p text:style-name="P6"><text:span text:style-name="T1">NDO</text:span></text:p>
          </draw:text-box>
        </draw:frame>
        <draw:custom-shape draw:style-name="gr7" draw:text-style-name="P1" draw:layer="layout" svg:width="1.5cm" svg:height="2cm" svg:x="26.5cm" svg:y="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1" draw:layer="layout" svg:x1="25cm" svg:y1="8cm" svg:x2="26.5cm" svg:y2="8cm">
          <text:p/>
        </draw:line>
        <draw:frame draw:style-name="gr4" draw:text-style-name="P6" draw:layer="layout" svg:width="2.322cm" svg:height="1.361cm" svg:x="26cm" svg:y="9.194cm">
          <draw:text-box>
            <text:p text:style-name="P6"><text:span text:style-name="T1">Service-</text:span></text:p>
            <text:p text:style-name="P6"><text:span text:style-name="T1">perfdata</text:span></text:p>
          </draw:text-box>
        </draw:frame>
        <draw:frame draw:style-name="gr4" draw:text-style-name="P4" draw:layer="layout" svg:width="2.242cm" svg:height="0.806cm" svg:x="6.258cm" svg:y="14.5cm">
          <draw:text-box>
            <text:p text:style-name="P4"><text:span text:style-name="T3">(after 3)</text:span></text:p>
          </draw:text-box>
        </draw:frame>
        <draw:frame draw:style-name="gr4" draw:text-style-name="P4" draw:layer="layout" svg:width="2.242cm" svg:height="0.806cm" svg:x="20.258cm" svg:y="14.5cm">
          <draw:text-box>
            <text:p text:style-name="P4"><text:span text:style-name="T3">(after 3)</text:span></text:p>
          </draw:text-box>
        </draw:frame>
        <draw:custom-shape draw:style-name="gr7" draw:text-style-name="P1" draw:layer="layout" svg:width="1cm" svg:height="1cm" svg:x="6.5cm" svg:y="1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6" draw:layer="layout" svg:width="2.022cm" svg:height="0.806cm" svg:x="4.5cm" svg:y="18cm">
          <draw:text-box>
            <text:p text:style-name="P6"><text:span text:style-name="T1">Socket</text:span></text:p>
          </draw:text-box>
        </draw:frame>
        <draw:frame draw:style-name="gr4" draw:text-style-name="P6" draw:layer="layout" svg:width="2.288cm" svg:height="0.806cm" svg:x="15cm" svg:y="4.694cm">
          <draw:text-box>
            <text:p text:style-name="P6"><text:span text:style-name="T1">Manage</text:span></text:p>
          </draw:text-box>
        </draw:frame>
        <draw:frame draw:style-name="gr4" draw:text-style-name="P6" draw:layer="layout" svg:width="2.288cm" svg:height="0.806cm" svg:x="14.712cm" svg:y="6.694cm">
          <draw:text-box>
            <text:p text:style-name="P6"><text:span text:style-name="T1">Manage</text:span></text:p>
          </draw:text-box>
        </draw:frame>
        <draw:frame draw:style-name="gr4" draw:text-style-name="P6" draw:layer="layout" svg:width="1.522cm" svg:height="0.806cm" svg:x="8.5cm" svg:y="9.194cm">
          <draw:text-box>
            <text:p text:style-name="P6"><text:span text:style-name="T1">put()</text:span></text:p>
          </draw:text-box>
        </draw:frame>
        <draw:frame draw:style-name="gr4" draw:text-style-name="P6" draw:layer="layout" svg:width="1.522cm" svg:height="0.806cm" svg:x="12.5cm" svg:y="9.5cm">
          <draw:text-box>
            <text:p text:style-name="P6"><text:span text:style-name="T1">put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o LUA Thanks.</meta:initial-creator>
    <meta:creation-date>2009-07-08T15:50:36.30</meta:creation-date>
    <dc:date>2010-01-11T21:49:47.18</dc:date>
    <dc:creator>Caroline Gabes</dc:creator>
    <meta:editing-duration>PT01H16M05S</meta:editing-duration>
    <meta:editing-cycles>19</meta:editing-cycles>
    <meta:generator>OpenOffice.org/3.1$Win32 OpenOffice.org_project/310m11$Build-9399</meta:generator>
    <meta:document-statistic meta:object-count="44"/>
  </office:meta>
</office:document-meta>
</file>